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F000000469CADDBA680C3B80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text-properties officeooo:rsid="00132bda" officeooo:paragraph-rsid="00132bda"/>
    </style:style>
    <style:style style:name="P2" style:family="paragraph" style:parent-style-name="Text_20_body">
      <style:text-properties officeooo:rsid="0026ee97" officeooo:paragraph-rsid="0026ee97"/>
    </style:style>
    <style:style style:name="P3" style:family="paragraph" style:parent-style-name="Text_20_body">
      <style:text-properties officeooo:rsid="0028ab9b" officeooo:paragraph-rsid="0028ab9b"/>
    </style:style>
    <style:style style:name="P4" style:family="paragraph" style:parent-style-name="Text_20_body">
      <style:text-properties officeooo:rsid="002e0687" officeooo:paragraph-rsid="002e0687"/>
    </style:style>
    <style:style style:name="P5" style:family="paragraph" style:parent-style-name="Text_20_body">
      <style:text-properties officeooo:rsid="002e9b33" officeooo:paragraph-rsid="002e9b33"/>
    </style:style>
    <style:style style:name="P6" style:family="paragraph" style:parent-style-name="Text_20_body">
      <style:text-properties officeooo:rsid="002e9b33" officeooo:paragraph-rsid="002f24e9"/>
    </style:style>
    <style:style style:name="P7" style:family="paragraph" style:parent-style-name="Text_20_body">
      <style:text-properties officeooo:rsid="002f24e9" officeooo:paragraph-rsid="002f24e9"/>
    </style:style>
    <style:style style:name="P8" style:family="paragraph" style:parent-style-name="Text_20_body">
      <style:text-properties officeooo:rsid="002f468b" officeooo:paragraph-rsid="002f468b"/>
    </style:style>
    <style:style style:name="P9" style:family="paragraph" style:parent-style-name="Heading_20_1">
      <style:text-properties officeooo:rsid="002e0687" officeooo:paragraph-rsid="002e0687"/>
    </style:style>
    <style:style style:name="P10" style:family="paragraph" style:parent-style-name="Heading_20_1">
      <style:text-properties officeooo:rsid="002e9b33" officeooo:paragraph-rsid="002e9b33"/>
    </style:style>
    <style:style style:name="P11" style:family="paragraph" style:parent-style-name="Heading_20_1">
      <style:paragraph-properties fo:break-before="page"/>
      <style:text-properties officeooo:rsid="0026ee97" officeooo:paragraph-rsid="0026ee97"/>
    </style:style>
    <style:style style:name="T1" style:family="text">
      <style:text-properties officeooo:rsid="00132bda"/>
    </style:style>
    <style:style style:name="T2" style:family="text">
      <style:text-properties officeooo:rsid="0025d578"/>
    </style:style>
    <style:style style:name="T3" style:family="text">
      <style:text-properties officeooo:rsid="0028ab9b"/>
    </style:style>
    <style:style style:name="T4" style:family="text">
      <style:text-properties officeooo:rsid="002997c2"/>
    </style:style>
    <style:style style:name="T5" style:family="text">
      <style:text-properties officeooo:rsid="002e0687"/>
    </style:style>
    <style:style style:name="T6" style:family="text">
      <style:text-properties officeooo:rsid="002f24e9"/>
    </style:style>
    <style:style style:name="T7" style:family="text">
      <style:text-properties officeooo:rsid="002f468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Rapport TP<text:span text:style-name="T2">2</text:span></text:p>
      <text:h text:style-name="P11" text:outline-level="1">Exercice 1 :</text:h>
      <text:p text:style-name="P2">1) strcmp <text:span text:style-name="T3">renvoie 0, 1 ou -1 pour comparer l’égalité entre les chaînes de caractères ‘s1’ et ‘s2’</text:span> <text:s/><text:span text:style-name="T3">soit</text:span> nul si elles sont égales, positif si s1 est plus grande et négatif si s2 est plus petite.</text:p>
      <text:p text:style-name="P3"><text:span text:style-name="T5">2</text:span>) CF : ex01.c compiler avec gcc -Wall -pedantic <text:span text:style-name="T4">-ansi ex01.c.</text:span></text:p>
      <text:p text:style-name="P4">3) strchr et strrchr renvoie respectivement l’adresse de la première occurrence et de la dernière occurrence du caractère ‘c’ dans la chaîne ‘s’ ou sinon NULL</text:p>
      <text:p text:style-name="P4">4) <text:span text:style-name="T3">CF : ex01.c compiler avec gcc -Wall -pedantic -ansi ex01.c.</text:span></text:p>
      <text:p text:style-name="P4">5) atoi renvoie la conversion de la valeur numérique présente dans la chaîne ‘s’ en entier ignorant tous les caractères non numériques après le nombre et si il n’en trouve pas renvoie 0.</text:p>
      <text:p text:style-name="P4">6) <text:span text:style-name="T3">CF : ex01.c compiler avec gcc -Wall -pedantic -ansi ex01.c.</text:span></text:p>
      <text:h text:style-name="P9" text:outline-level="1">Exercice 2 :</text:h>
      <text:p text:style-name="P4">1) <text:span text:style-name="T3">CF : </text:span>Rectangle<text:span text:style-name="T3">.c compiler avec gcc -Wall -pedantic -ansi </text:span>Rectangle<text:span text:style-name="T3">.c -</text:span>lncurses -o rectangle<text:span text:style-name="T3">.</text:span></text:p>
      <text:p text:style-name="P4">2) <text:span text:style-name="T3">CF : </text:span>CarreClic<text:span text:style-name="T3">.c compiler avec gcc -Wall -pedantic -ansi </text:span>CarreClic<text:span text:style-name="T3">.c -</text:span>lncurses -o carreclic<text:span text:style-name="T3">.</text:span></text:p>
      <text:p text:style-name="P4">3) <text:span text:style-name="T3">CF : </text:span>Rebond<text:span text:style-name="T3">.c compiler avec gcc -Wall -pedantic -ansi </text:span>Rebond<text:span text:style-name="T3">.c -</text:span>lncurses -o rebond<text:span text:style-name="T3">.</text:span></text:p>
      <text:p text:style-name="P4">4) <text:span text:style-name="T3">CF : </text:span>Menu<text:span text:style-name="T3">.c compiler avec gcc -Wall -pedantic -ansi </text:span>Menu<text:span text:style-name="T3">.c -</text:span>lncurses -o menu<text:span text:style-name="T3">.</text:span></text:p>
      <text:h text:style-name="P9" text:outline-level="1">Exercice 3 :</text:h>
      <text:p text:style-name="P4">1) <text:span text:style-name="T3">CF : </text:span>LectureArg<text:span text:style-name="T3">.c compiler avec gcc -Wall -pedantic -ansi </text:span>LectureArg<text:span text:style-name="T3">.c </text:span>-o lectarg<text:span text:style-name="T3">.</text:span></text:p>
      <text:p text:style-name="P5">2) <text:span text:style-name="T3">CF : </text:span>Calc<text:span text:style-name="T3">.c compiler avec gcc -Wall -pedantic -ansi </text:span>Calc<text:span text:style-name="T3">.c -o </text:span>calc<text:span text:style-name="T3">.</text:span></text:p>
      <text:p text:style-name="P5">3) <text:span text:style-name="T3">CF : </text:span>Triangle.<text:span text:style-name="T3">c compiler avec gcc -Wall -pedantic -ansi </text:span>Triangle<text:span text:style-name="T3">.c -</text:span>lncurses<text:span text:style-name="T3"> -o </text:span>triangle<text:span text:style-name="T3">.</text:span></text:p>
      <text:h text:style-name="P10" text:outline-level="1">Exercice4 :</text:h>
      <text:p text:style-name="P6">1) <text:span text:style-name="T6">L’expression -9 % 5 <text:s/>est évaluée par </text:span>-<text:span text:style-name="T6">4 ce qui est gênant c’est que si on dit que chaque lettre a une position dans l’alphabet de 0 à 25 comme a = 0, b = 1,… et bien il n’y a pas de lettre avec l’indice -4 ce qui pourrais être handicapant lors du cryptage.</text:span></text:p>
      <text:p text:style-name="P6"><text:span text:style-name="T6">2) <text:s/>CF : BonModulo.c compiler avec gcc -Wall -pedantic -ansi BonModulo.c -o bonmodulo. Puis à utiliser comme suit : ./bonmodulo dividende diviseur.</text:span></text:p>
      <text:p text:style-name="P7">3) <text:span text:style-name="T3">CF : </text:span>Crypt<text:span text:style-name="T3">.c compiler avec gcc -Wall -pedantic -ansi </text:span>Crypt<text:span text:style-name="T3">.c -o </text:span>crypt<text:span text:style-name="T3">.</text:span></text:p>
      <text:p text:style-name="P7">4) <text:span text:style-name="T3">CF : </text:span>Decrypt<text:span text:style-name="T3">.c compiler avec gcc -Wall -pedantic -ansi </text:span>Decrypt<text:span text:style-name="T3">.c -o </text:span>decrypt<text:span text:style-name="T3">.</text:span></text:p>
      <text:p text:style-name="P8"><draw:frame draw:style-name="fr1" draw:name="Image1" text:anchor-type="paragraph" svg:x="0.337cm" svg:y="0.845cm" svg:width="17cm" svg:height="1.655cm" draw:z-index="0"><draw:image xlink:href="Pictures/10000201000002CF000000469CADDBA680C3B802.png" xlink:type="simple" xlink:show="embed" xlink:actuate="onLoad" loext:mime-type="image/png"/></draw:frame><text:soft-page-break/>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2bda" officeooo:paragraph-rsid="00132bda"/>
    </style:style>
    <style:style style:name="MT1" style:family="text">
      <style:text-properties officeooo:rsid="00132bd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Amine<text:tab/>Univeristé<text:tab/>Thomas</text:p>
        <text:p text:style-name="MP1">Bourennane<text:tab/>Gustave Eiffel<text:tab/>Berthereau</text:p>
      </style:header>
      <style:footer>
        <text:p text:style-name="Footer"><text:date style:data-style-name="N37" text:date-value="2020-01-21T10:38:02.073945505" text:fixed="true">21/01/20</text:date><text:tab/><text:page-number text:select-page="current">2</text:page-number>/<text:page-count>3</text:page-count><text:tab/><text:span text:style-name="MT1">L2 Informatiqu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10:35:39.670241639</meta:creation-date>
    <dc:date>2020-02-09T15:22:04.644716851</dc:date>
    <meta:editing-duration>PT3H45M23S</meta:editing-duration>
    <meta:editing-cycles>7</meta:editing-cycles>
    <meta:generator>LibreOffice/6.0.7.3$Linux_X86_64 LibreOffice_project/00m0$Build-3</meta:generator>
    <meta:document-statistic meta:table-count="0" meta:image-count="1" meta:object-count="0" meta:page-count="3" meta:paragraph-count="26" meta:word-count="354" meta:character-count="2031" meta:non-whitespace-character-count="1700"/>
  </office:meta>
</office:document-meta>
</file>